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6c24d" officeooo:paragraph-rsid="0016c24d"/>
    </style:style>
    <style:style style:name="P2" style:family="paragraph" style:parent-style-name="Preformatted_20_Text">
      <style:text-properties officeooo:rsid="0018ac03" officeooo:paragraph-rsid="0018ac03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ocker</text:span> </text:p>
      <text:p text:style-name="Preformatted_20_Text">docker-compose up -d -&gt; </text:p>
      <text:p text:style-name="Preformatted_20_Text"/>
      <text:p text:style-name="P2">testcontainers are used for testing(RestAssured is used and Matchers is used for assertion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7-13T23:10:17.299779000</dc:date>
    <meta:editing-duration>PT8H24M36S</meta:editing-duration>
    <meta:editing-cycles>2</meta:editing-cycles>
    <meta:generator>LibreOffice/25.2.4.3$MacOSX_AARCH64 LibreOffice_project/33e196637044ead23f5c3226cde09b47731f7e27</meta:generator>
    <meta:document-statistic meta:table-count="0" meta:image-count="0" meta:object-count="0" meta:page-count="1" meta:paragraph-count="3" meta:word-count="18" meta:character-count="122" meta:non-whitespace-character-count="105"/>
  </office:meta>
</office:document-meta>
</file>